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300000051A980DDC0FA56036E.png" manifest:media-type="image/png"/>
  <manifest:file-entry manifest:full-path="Pictures/100002010000007300000051F0FA932ADA66DCD5.png" manifest:media-type="image/png"/>
  <manifest:file-entry manifest:full-path="Pictures/100002010000007300000051AF07309A4267FC11.png" manifest:media-type="image/png"/>
  <manifest:file-entry manifest:full-path="Pictures/2000000800001F37000005840AD49F31B8C7D49C.svm" manifest:media-type="image/x-svm"/>
  <manifest:file-entry manifest:full-path="Pictures/100002010000007300000051214C6353AE7516D4.png" manifest:media-type="image/png"/>
  <manifest:file-entry manifest:full-path="Pictures/100002000000012E0000003595102F455E3052F3.png" manifest:media-type="image/png"/>
  <manifest:file-entry manifest:full-path="Pictures/1000020100000073000000510CE1F830597C3650.png" manifest:media-type="image/png"/>
  <manifest:file-entry manifest:full-path="Pictures/10000201000000730000005120654A743D2A6A44.png" manifest:media-type="image/png"/>
  <manifest:file-entry manifest:full-path="Pictures/100002010000007300000051BF68C715BC54DC1B.png" manifest:media-type="image/png"/>
  <manifest:file-entry manifest:full-path="Pictures/10000201000000730000005183148F6977717D94.png" manifest:media-type="image/png"/>
  <manifest:file-entry manifest:full-path="Pictures/100002010000007300000051D442AA28B5CE4E05.png" manifest:media-type="image/png"/>
  <manifest:file-entry manifest:full-path="Pictures/10000201000000730000005169DEF9C37613ED2F.png" manifest:media-type="image/png"/>
  <manifest:file-entry manifest:full-path="Pictures/100002010000007300000051879437F333DD963F.png" manifest:media-type="image/png"/>
  <manifest:file-entry manifest:full-path="Pictures/10000201000000730000005158B63091862A1BCE.png" manifest:media-type="image/png"/>
  <manifest:file-entry manifest:full-path="Pictures/1000020100000073000000512FF54F79FA3129B2.png" manifest:media-type="image/png"/>
  <manifest:file-entry manifest:full-path="Pictures/1000020100000073000000514AE4232BF0462B13.png" manifest:media-type="image/png"/>
  <manifest:file-entry manifest:full-path="Pictures/1000020100000073000000514A13B2050B89A960.png" manifest:media-type="image/png"/>
  <manifest:file-entry manifest:full-path="Pictures/10000201000000730000005137AEF6AED4484B05.png" manifest:media-type="image/png"/>
  <manifest:file-entry manifest:full-path="Pictures/100002010000007300000051F4175145AB87EC2E.png" manifest:media-type="image/png"/>
  <manifest:file-entry manifest:full-path="Pictures/10000201000000730000005197C66A454B08853E.png" manifest:media-type="image/png"/>
  <manifest:file-entry manifest:full-path="Pictures/100002010000007300000051250DF2DAD0F08AA3.png" manifest:media-type="image/png"/>
  <manifest:file-entry manifest:full-path="Pictures/10000201000000730000005169FA4DBC7DA0C07C.png" manifest:media-type="image/png"/>
  <manifest:file-entry manifest:full-path="Pictures/10000201000000730000005106F1E5B38ABD035C.png" manifest:media-type="image/png"/>
  <manifest:file-entry manifest:full-path="Pictures/100002010000007300000051117641FBD6B19ED6.png" manifest:media-type="image/png"/>
  <manifest:file-entry manifest:full-path="Pictures/10000201000000730000005160A54831336BCB56.png" manifest:media-type="image/png"/>
  <manifest:file-entry manifest:full-path="Pictures/100002010000007300000051D77EEFCE79C657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Play2" svg:font-family="Play"/>
    <style:font-face style:name="Play1" svg:font-family="Play" style:font-adornments="Regular"/>
    <style:font-face style:name="TimesNewRomanPSMT1" svg:font-family="TimesNewRomanPSMT" style:font-family-generic="roman"/>
    <style:font-face style:name="Mangal2" svg:font-family="Mangal" style:font-pitch="variable"/>
    <style:font-face style:name="Microsoft YaHei2" svg:font-family="'Microsoft YaHei'" style:font-pitch="variable"/>
    <style:font-face style:name="Play" svg:font-family="Pl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.624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3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.6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624cm"/>
      <style:paragraph-properties style:writing-mode="lr-tb"/>
    </style:style>
    <style:style style:name="gr11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267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7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37cm"/>
      <style:paragraph-properties style:writing-mode="lr-tb"/>
    </style:style>
    <style:style style:name="gr2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fo:min-height="0.63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.6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9cm" fo:min-width="0.62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6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.6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8pt" style:font-size-asian="8pt" style:font-size-complex="8pt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/>
      <style:paragraph-properties fo:text-align="center" style:text-autospace="none" style:writing-mode="lr-tb"/>
      <style:text-properties style:font-name="Times New Roman" fo:font-size="8pt" style:font-name-asian="TimesNewRomanPSMT1" style:font-size-asian="8pt" style:font-name-complex="TimesNewRomanPSMT1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8pt" fo:font-weight="normal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8pt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8pt" fo:font-weight="normal" style:font-size-asian="4.90000009536743pt" style:font-size-complex="4.90000009536743pt"/>
    </style:style>
    <style:style style:name="P11" style:family="paragraph">
      <loext:graphic-properties draw:fill="none"/>
      <style:paragraph-properties fo:text-align="center"/>
      <style:text-properties style:font-name="Times New Roman" fo:font-size="8pt"/>
    </style:style>
    <style:style style:name="P12" style:family="paragraph">
      <loext:graphic-properties draw:fill="none"/>
      <style:paragraph-properties fo:text-align="center"/>
      <style:text-properties style:font-name="Times New Roman" fo:font-size="8pt" fo:font-weight="normal"/>
    </style:style>
    <style:style style:name="P13" style:family="paragraph">
      <loext:graphic-properties draw:fill="none"/>
      <style:paragraph-properties fo:text-align="center"/>
      <style:text-properties fo:font-size="8pt"/>
    </style:style>
    <style:style style:name="P14" style:family="paragraph">
      <loext:graphic-properties draw:fill="none"/>
      <style:paragraph-properties fo:text-align="center"/>
      <style:text-properties style:font-name="Times New Roman" fo:font-size="11pt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margin-left="-0.9cm" fo:margin-right="2.7cm" fo:text-align="justify" fo:text-indent="0.9cm" style:writing-mode="lr-tb"/>
      <style:text-properties style:font-name="Times New Roman" fo:font-size="8pt" style:font-size-asian="8pt" style:font-size-complex="8pt"/>
    </style:style>
    <style:style style:name="P17" style:family="paragraph">
      <loext:graphic-properties draw:fill="none" draw:fill-color="#ffffff"/>
      <style:paragraph-properties fo:margin-left="-0.9cm" fo:margin-right="2.7cm" fo:text-indent="0.9cm" style:writing-mode="lr-tb"/>
      <style:text-properties style:font-name="Times New Roman" fo:font-size="10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-0.9cm" fo:margin-right="2.7cm" fo:text-align="center" fo:text-indent="0.9cm" style:writing-mode="lr-tb"/>
      <style:text-properties style:font-name="Times New Roman" fo:font-size="8pt" style:font-size-asian="8pt" style:font-size-complex="8pt"/>
    </style:style>
    <style:style style:name="P20" style:family="paragraph">
      <loext:graphic-properties draw:fill="none" draw:fill-color="#ffffff"/>
      <style:paragraph-properties fo:margin-left="-0.9cm" fo:margin-right="2.7cm" fo:text-align="justify" fo:text-indent="0.9cm" style:writing-mode="lr-tb"/>
      <style:text-properties style:font-name="Times New Roman" fo:font-size="6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 fo:font-size="8pt" style:font-name-asian="TimesNewRomanPSMT1" style:font-size-asian="12pt" style:font-name-complex="TimesNewRomanPSMT1" style:font-size-complex="12pt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paragraph-properties style:writing-mode="lr-tb"/>
      <style:text-properties style:font-name="Times New Roman" fo:font-size="22pt" fo:font-weight="bold"/>
    </style:style>
    <style:style style:name="P25" style:family="paragraph">
      <style:paragraph-properties fo:text-align="start"/>
      <style:text-properties fo:font-size="18pt"/>
    </style:style>
    <style:style style:name="P26" style:family="paragraph">
      <loext:graphic-properties draw:fill="none" draw:fill-color="#ffffff"/>
      <style:paragraph-properties fo:text-align="start" style:writing-mode="lr-tb"/>
      <style:text-properties style:font-name="Times New Roman" fo:font-size="18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style:font-name="Times New Roman"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 fo:font-size="14pt" style:font-name-asian="TimesNewRomanPSMT1" style:font-size-asian="14pt" style:font-name-complex="TimesNewRomanPSMT1" style:font-size-complex="8pt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TimesNewRomanPSMT1" style:font-size-asian="10pt" style:font-style-asian="normal" style:font-weight-asian="normal" style:font-name-complex="TimesNewRomanPSMT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TimesNewRomanPSMT1" style:font-size-asian="8pt" style:font-style-asian="normal" style:font-weight-asian="normal" style:font-name-complex="TimesNewRomanPSMT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Play1" style:font-size-asian="10pt" style:font-style-asian="normal" style:font-weight-asian="normal" style:font-name-complex="Play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8pt" fo:font-weight="normal" style:font-size-asian="11pt" style:font-weight-asian="bold" style:font-size-complex="11pt" style:font-weight-complex="bold"/>
    </style:style>
    <style:style style:name="T6" style:family="text">
      <style:text-properties style:font-name="Times New Roman" fo:font-size="8pt" fo:font-weight="normal" style:font-size-asian="8pt" style:font-size-complex="8pt"/>
    </style:style>
    <style:style style:name="T7" style:family="text">
      <style:text-properties style:font-name="Times New Roman" fo:font-size="8pt" fo:font-weight="normal" style:font-size-asian="4.90000009536743pt" style:font-size-complex="4.90000009536743pt"/>
    </style:style>
    <style:style style:name="T8" style:family="text">
      <style:text-properties style:font-name="Times New Roman" fo:font-size="10pt" style:font-size-asian="14pt" style:font-size-complex="14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6pt" style:font-size-asian="8pt" style:font-size-complex="8pt"/>
    </style:style>
    <style:style style:name="T11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TimesNewRomanPSMT1" style:font-size-asian="12pt" style:font-style-asian="normal" style:font-weight-asian="normal" style:font-name-complex="TimesNewRomanPSMT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weight="bold"/>
    </style:style>
    <style:style style:name="T13" style:family="text">
      <style:text-properties style:font-name="Times New Roman"/>
    </style:style>
    <style:style style:name="T14" style:family="text"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TimesNewRomanPSMT1" style:font-size-asian="16pt" style:font-style-asian="normal" style:font-weight-asian="normal" style:font-name-complex="TimesNewRomanPSM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81.5cm" svg:height="28.7cm" svg:x="2cm" svg:y="0.484cm">
          <text:p/>
        </draw:rect>
        <draw:g>
          <draw:g>
            <draw:path draw:style-name="gr2" draw:text-style-name="P2" draw:layer="layout" svg:width="1.199cm" svg:height="8.499cm" svg:x="0.8cm" svg:y="20.7cm" svg:viewBox="0 0 1200 8500" svg:d="M0 8500v-8500h1200v8500zM500 0v8500zM0 2500h1200zM0 6000h1200z">
              <text:p/>
            </draw:path>
            <draw:frame draw:style-name="gr3" draw:text-style-name="P3" draw:layer="layout" svg:width="2.4cm" svg:height="0.911cm" draw:transform="rotate (1.5707963267949) translate (0.7cm 29cm)">
              <draw:text-box>
                <text:p><text:span text:style-name="T1">Инв. № подл.</text:span></text:p>
              </draw:text-box>
            </draw:frame>
            <draw:frame draw:style-name="gr3" draw:text-style-name="P5" draw:layer="layout" svg:width="2.6cm" svg:height="0.911cm" draw:transform="rotate (1.5707963267949) translate (0.689cm 26.166cm)">
              <draw:text-box>
                <text:p text:style-name="P4"><text:span text:style-name="T1">Подпись и дата</text:span></text:p>
              </draw:text-box>
            </draw:frame>
            <draw:frame draw:style-name="gr3" draw:text-style-name="P5" draw:layer="layout" svg:width="2.278cm" svg:height="0.911cm" draw:transform="rotate (1.5707963267949) translate (0.689cm 22.978cm)">
              <draw:text-box>
                <text:p text:style-name="P4"><text:span text:style-name="T1">Взам. инв. №</text:span></text:p>
              </draw:text-box>
            </draw:frame>
          </draw:g>
          <draw:g>
            <draw:rect draw:style-name="gr4" draw:text-style-name="P1" draw:layer="layout" svg:width="1.5cm" svg:height="6.5cm" svg:x="0.5cm" svg:y="14.2cm">
              <text:p/>
            </draw:rect>
            <draw:line draw:style-name="gr5" draw:text-style-name="P1" draw:layer="layout" svg:x1="0.5cm" svg:y1="15.2cm" svg:x2="2cm" svg:y2="15.2cm">
              <text:p/>
            </draw:line>
            <draw:line draw:style-name="gr5" draw:text-style-name="P1" draw:layer="layout" svg:x1="0.5cm" svg:y1="16.7cm" svg:x2="2cm" svg:y2="16.7cm">
              <text:p/>
            </draw:line>
            <draw:line draw:style-name="gr5" draw:text-style-name="P1" draw:layer="layout" svg:x1="1cm" svg:y1="18.7cm" svg:x2="2cm" svg:y2="18.7cm">
              <text:p/>
            </draw:line>
            <draw:line draw:style-name="gr5" draw:text-style-name="P1" draw:layer="layout" svg:x1="1cm" svg:y1="14.2cm" svg:x2="1cm" svg:y2="20.7cm">
              <text:p/>
            </draw:line>
            <draw:line draw:style-name="gr6" draw:text-style-name="P1" draw:layer="layout" svg:x1="1.5cm" svg:y1="14.2cm" svg:x2="1.5cm" svg:y2="20.7cm">
              <text:p/>
            </draw:line>
          </draw:g>
          <draw:frame draw:style-name="gr3" draw:text-style-name="P3" draw:layer="layout" svg:width="2.4cm" svg:height="0.911cm" draw:transform="rotate (1.5707963267949) translate (0.43cm 20.7cm)">
            <draw:text-box>
              <text:p><text:span text:style-name="T1">Согласовано</text:span></text:p>
            </draw:text-box>
          </draw:frame>
        </draw:g>
        <draw:frame draw:style-name="gr7" draw:text-style-name="P7" draw:layer="Изм0" svg:width="4.35cm" svg:height="0.581cm" draw:transform="rotate (-0.000174532925199667) translate (79.15cm 29.087cm)">
          <draw:text-box>
            <text:p text:style-name="P6"><text:span text:style-name="T2">Формат </text:span><text:span text:style-name="T3">A4</text:span><text:span text:style-name="T2"> </text:span><text:span text:style-name="T4">× 4</text:span></text:p>
          </draw:text-box>
        </draw:frame>
        <draw:frame draw:style-name="gr8" draw:text-style-name="P8" draw:layer="Изм0" svg:width="1.4cm" svg:height="1.115cm" svg:x="65cm" svg:y="25.7cm">
          <draw:text-box>
            <text:p><text:span text:style-name="T5">Изм.</text:span></text:p>
          </draw:text-box>
        </draw:frame>
        <draw:frame draw:style-name="gr9" draw:text-style-name="P9" draw:layer="Изм0" svg:width="1.7cm" svg:height="0.603cm" svg:x="65.8cm" svg:y="25.7cm">
          <draw:text-box>
            <text:p><text:span text:style-name="T6">Кол. уч</text:span></text:p>
          </draw:text-box>
        </draw:frame>
        <draw:frame draw:style-name="gr8" draw:text-style-name="P9" draw:layer="Изм0" svg:width="1.524cm" svg:height="1.115cm" svg:x="66.976cm" svg:y="25.7cm">
          <draw:text-box>
            <text:p><text:span text:style-name="T6">Лист</text:span></text:p>
          </draw:text-box>
        </draw:frame>
        <draw:frame draw:style-name="gr8" draw:text-style-name="P10" draw:layer="Изм0" svg:width="1.7cm" svg:height="1.115cm" svg:x="67.8cm" svg:y="25.7cm">
          <draw:text-box>
            <text:p><text:span text:style-name="T7">№ </text:span><text:span text:style-name="T7">док.</text:span></text:p>
          </draw:text-box>
        </draw:frame>
        <draw:frame draw:style-name="gr8" draw:text-style-name="P9" draw:layer="Изм0" svg:width="1.585cm" svg:height="1.115cm" svg:x="69.1cm" svg:y="25.7cm">
          <draw:text-box>
            <text:p><text:span text:style-name="T6">Подп.</text:span></text:p>
          </draw:text-box>
        </draw:frame>
        <draw:frame draw:style-name="gr8" draw:text-style-name="P9" draw:layer="Изм0" svg:width="1.524cm" svg:height="1.115cm" svg:x="70.376cm" svg:y="25.7cm">
          <draw:text-box>
            <text:p><text:span text:style-name="T6">Дата</text:span></text:p>
          </draw:text-box>
        </draw:frame>
        <draw:frame draw:style-name="gr8" draw:text-style-name="P3" draw:layer="Изм0" svg:width="1.55cm" svg:height="1.115cm" svg:x="80.2cm" svg:y="26.201cm">
          <draw:text-box>
            <text:p><text:span text:style-name="T1">Лист</text:span></text:p>
          </draw:text-box>
        </draw:frame>
        <draw:frame draw:style-name="gr8" draw:text-style-name="P3" draw:layer="Изм0" svg:width="1.8cm" svg:height="1.115cm" svg:x="81.8cm" svg:y="26.201cm">
          <draw:text-box>
            <text:p><text:span text:style-name="T1">Листов</text:span></text:p>
          </draw:text-box>
        </draw:frame>
        <draw:frame draw:style-name="gr8" draw:text-style-name="P3" draw:layer="Изм0" svg:width="1.794cm" svg:height="1.115cm" svg:x="78.55cm" svg:y="26.201cm">
          <draw:text-box>
            <text:p><text:span text:style-name="T1">Стадия</text:span></text:p>
          </draw:text-box>
        </draw:frame>
        <draw:frame draw:style-name="gr10" draw:text-style-name="P9" draw:layer="Изм0" svg:width="1.924cm" svg:height="0.611cm" svg:x="65cm" svg:y="26.2cm">
          <draw:text-box>
            <text:p><text:span text:style-name="T6">Разраб.</text:span></text:p>
          </draw:text-box>
        </draw:frame>
        <draw:rect draw:style-name="gr1" draw:text-style-name="P1" draw:layer="Изм0" svg:width="18.5cm" svg:height="5.5cm" svg:x="65cm" svg:y="23.7cm">
          <text:p/>
        </draw:rect>
        <draw:line draw:style-name="gr6" draw:text-style-name="P1" draw:layer="Изм0" svg:x1="65cm" svg:y1="24.2cm" svg:x2="71.5cm" svg:y2="24.2cm">
          <text:p/>
        </draw:line>
        <draw:line draw:style-name="gr5" draw:text-style-name="P1" draw:layer="Изм0" svg:x1="67cm" svg:y1="23.7cm" svg:x2="67cm" svg:y2="29.2cm">
          <text:p/>
        </draw:line>
        <draw:line draw:style-name="gr5" draw:text-style-name="P1" draw:layer="Изм0" svg:x1="71.5cm" svg:y1="23.7cm" svg:x2="71.5cm" svg:y2="29.2cm">
          <text:p/>
        </draw:line>
        <draw:line draw:style-name="gr5" draw:text-style-name="P1" draw:layer="Изм0" svg:x1="71.5cm" svg:y1="24.7cm" svg:x2="83.5cm" svg:y2="24.7cm">
          <text:p/>
        </draw:line>
        <draw:line draw:style-name="gr5" draw:text-style-name="P1" draw:layer="Изм0" svg:x1="65cm" svg:y1="26.2cm" svg:x2="83.5cm" svg:y2="26.2cm">
          <text:p/>
        </draw:line>
        <draw:line draw:style-name="gr5" draw:text-style-name="P1" draw:layer="Изм0" svg:x1="71.5cm" svg:y1="27.7cm" svg:x2="83.5cm" svg:y2="27.7cm">
          <text:p/>
        </draw:line>
        <draw:line draw:style-name="gr6" draw:text-style-name="P11" draw:layer="Изм0" svg:x1="65cm" svg:y1="25.2cm" svg:x2="71.5cm" svg:y2="25.2cm">
          <text:p/>
        </draw:line>
        <draw:line draw:style-name="gr5" draw:text-style-name="P12" draw:layer="Изм0" svg:x1="65cm" svg:y1="25.7cm" svg:x2="71.5cm" svg:y2="25.7cm">
          <text:p/>
        </draw:line>
        <draw:line draw:style-name="gr6" draw:text-style-name="P12" draw:layer="Изм0" svg:x1="65cm" svg:y1="26.7cm" svg:x2="71.5cm" svg:y2="26.7cm">
          <text:p/>
        </draw:line>
        <draw:line draw:style-name="gr6" draw:text-style-name="P12" draw:layer="Изм0" svg:x1="65cm" svg:y1="27.2cm" svg:x2="71.5cm" svg:y2="27.2cm">
          <text:p/>
        </draw:line>
        <draw:line draw:style-name="gr6" draw:text-style-name="P13" draw:layer="Изм0" svg:x1="65cm" svg:y1="28.2cm" svg:x2="71.5cm" svg:y2="28.2cm">
          <text:p/>
        </draw:line>
        <draw:line draw:style-name="gr6" draw:text-style-name="P13" draw:layer="Изм0" svg:x1="65cm" svg:y1="28.7cm" svg:x2="71.5cm" svg:y2="28.7cm">
          <text:p/>
        </draw:line>
        <draw:line draw:style-name="gr5" draw:text-style-name="P1" draw:layer="Изм0" svg:x1="69cm" svg:y1="23.7cm" svg:x2="69cm" svg:y2="29.2cm">
          <text:p/>
        </draw:line>
        <draw:line draw:style-name="gr5" draw:text-style-name="P1" draw:layer="Изм0" svg:x1="70.5cm" svg:y1="23.7cm" svg:x2="70.5cm" svg:y2="29.2cm">
          <text:p/>
        </draw:line>
        <draw:line draw:style-name="gr5" draw:text-style-name="P1" draw:layer="Изм0" svg:x1="66cm" svg:y1="23.7cm" svg:x2="66cm" svg:y2="26.2cm">
          <text:p/>
        </draw:line>
        <draw:line draw:style-name="gr5" draw:text-style-name="P1" draw:layer="Изм0" svg:x1="68cm" svg:y1="23.7cm" svg:x2="68cm" svg:y2="26.2cm">
          <text:p/>
        </draw:line>
        <draw:line draw:style-name="gr6" draw:text-style-name="P11" draw:layer="Изм0" svg:x1="78.5cm" svg:y1="26.8cm" svg:x2="83.5cm" svg:y2="26.8cm">
          <text:p/>
        </draw:line>
        <draw:line draw:style-name="gr5" draw:text-style-name="P14" draw:layer="Изм0" svg:x1="78.5cm" svg:y1="26.2cm" svg:x2="78.5cm" svg:y2="29.2cm">
          <text:p/>
        </draw:line>
        <draw:line draw:style-name="gr11" draw:text-style-name="P11" draw:layer="Изм0" svg:x1="80cm" svg:y1="26.2cm" svg:x2="80cm" svg:y2="27.7cm">
          <text:p/>
        </draw:line>
        <draw:line draw:style-name="gr11" draw:text-style-name="P11" draw:layer="Изм0" svg:x1="81.5cm" svg:y1="26.2cm" svg:x2="81.5cm" svg:y2="27.7cm">
          <text:p/>
        </draw:line>
        <draw:line draw:style-name="gr6" draw:text-style-name="P13" draw:layer="Изм0" svg:x1="65cm" svg:y1="27.7cm" svg:x2="71.5cm" svg:y2="27.7cm">
          <text:p/>
        </draw:line>
        <draw:line draw:style-name="gr6" draw:text-style-name="P1" draw:layer="Изм0" svg:x1="65cm" svg:y1="24.7cm" svg:x2="71.5cm" svg:y2="24.7cm">
          <text:p/>
        </draw:line>
        <draw:line draw:style-name="gr6" draw:text-style-name="P12" draw:layer="Изм0" svg:x1="65cm" svg:y1="27.201cm" svg:x2="71.5cm" svg:y2="27.201cm">
          <text:p/>
        </draw:line>
        <draw:frame draw:style-name="gr8" draw:text-style-name="P9" draw:layer="Изм0" svg:width="2.25cm" svg:height="1.115cm" svg:x="65cm" svg:y="26.7cm">
          <draw:text-box>
            <text:p><text:span text:style-name="T6">Проверил</text:span></text:p>
          </draw:text-box>
        </draw:frame>
        <draw:frame draw:style-name="gr12" draw:text-style-name="P16" draw:layer="Изм0" svg:width="2.25cm" svg:height="0.564cm" svg:x="66.85cm" svg:y="26.207cm">
          <draw:text-box>
            <text:p text:style-name="P15"><text:span text:style-name="T1">Малахов А.В.</text:span></text:p>
          </draw:text-box>
        </draw:frame>
        <draw:frame draw:style-name="gr13" draw:text-style-name="P16" draw:layer="Изм0" svg:width="2.5cm" svg:height="0.877cm" svg:x="66.85cm" svg:y="26.7cm">
          <draw:text-box>
            <text:p text:style-name="P15"><text:span text:style-name="T1">Пономарев А.Г.</text:span></text:p>
          </draw:text-box>
        </draw:frame>
        <draw:frame draw:style-name="gr14" draw:text-style-name="P1" draw:layer="Изм0" svg:width="4.5cm" svg:height="0.795cm" svg:x="78.7cm" svg:y="28.105cm">
          <draw:image xlink:href="Pictures/2000000800001F37000005840AD49F31B8C7D49C.svm" xlink:type="simple" xlink:show="embed" xlink:actuate="onLoad" loext:mime-type="image/x-svm">
            <text:p/>
          </draw:image>
          <draw:image xlink:href="Pictures/100002000000012E0000003595102F455E3052F3.png" xlink:type="simple" xlink:show="embed" xlink:actuate="onLoad" loext:mime-type="image/png"/>
        </draw:frame>
        <draw:frame draw:style-name="gr15" draw:text-style-name="P17" draw:layer="Изм0" svg:width="0.65cm" svg:height="0.64cm" svg:x="80.418cm" svg:y="26.883cm">
          <draw:text-box>
            <text:p><text:span text:style-name="T8">1</text:span></text:p>
          </draw:text-box>
        </draw:frame>
        <draw:frame draw:style-name="gr16" draw:text-style-name="P19" draw:layer="Изм0" svg:width="6.5cm" svg:height="0.721cm" svg:x="71.909cm" svg:y="28.115cm">
          <draw:text-box>
            <text:p text:style-name="P18"><text:span text:style-name="T9">Название приложения </text:span></text:p>
          </draw:text-box>
        </draw:frame>
        <draw:frame draw:style-name="gr17" draw:text-style-name="P20" draw:layer="Изм0" svg:width="1.3cm" svg:height="0.489cm" svg:x="70.348cm" svg:y="26.187cm">
          <draw:text-box>
            <text:p text:style-name="P15"><text:span text:style-name="T10">10.12.21</text:span></text:p>
          </draw:text-box>
        </draw:frame>
        <draw:frame draw:style-name="gr17" draw:text-style-name="P20" draw:layer="Изм0" svg:width="1.3cm" svg:height="0.489cm" svg:x="70.348cm" svg:y="26.718cm">
          <draw:text-box>
            <text:p text:style-name="P15"><text:span text:style-name="T10">10.12.21</text:span></text:p>
          </draw:text-box>
        </draw:frame>
        <draw:frame draw:style-name="gr15" draw:text-style-name="P17" draw:layer="Изм0" svg:width="0.65cm" svg:height="0.64cm" svg:x="82.218cm" svg:y="26.883cm">
          <draw:text-box>
            <text:p><text:span text:style-name="T8">2</text:span></text:p>
          </draw:text-box>
        </draw:frame>
        <draw:frame draw:style-name="gr18" draw:text-style-name="P19" draw:layer="layout" svg:width="12cm" svg:height="1.517cm" svg:x="71.518cm" svg:y="24.723cm">
          <draw:text-box>
            <text:p text:style-name="P4"><text:span text:style-name="T1">Название объекта</text:span></text:p>
          </draw:text-box>
        </draw:frame>
        <draw:frame draw:style-name="gr19" draw:text-style-name="P22" draw:layer="layout" svg:width="5.994cm" svg:height="0.989cm" svg:x="74.618cm" svg:y="23.734cm">
          <draw:text-box>
            <text:p text:style-name="P21"><text:span text:style-name="T11">шифр</text:span></text:p>
          </draw:text-box>
        </draw:frame>
        <draw:g>
          <draw:frame draw:style-name="gr20" draw:text-style-name="P24" draw:layer="layout" svg:width="8.499cm" svg:height="1.11cm" svg:x="65.004cm" svg:y="1cm">
            <draw:text-box>
              <text:p text:style-name="P23"><text:span text:style-name="T12">Условные обозначения</text:span></text:p>
            </draw:text-box>
          </draw:frame>
          <draw:frame draw:style-name="gr21" draw:text-style-name="P26" draw:layer="layout" svg:width="2.648cm" svg:height="0.954cm" svg:x="67.292cm" svg:y="9.793cm">
            <draw:text-box>
              <text:p text:style-name="P25"><text:span text:style-name="T13">Щебень</text:span></text:p>
            </draw:text-box>
          </draw:frame>
          <draw:frame draw:style-name="gr22" draw:text-style-name="P4" draw:layer="layout" svg:width="2cm" svg:height="1.378cm" svg:x="73.292cm" svg:y="21.759cm">
            <draw:image xlink:href="Pictures/1000020100000073000000510CE1F830597C3650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388cm" svg:x="64.992cm" svg:y="7.841cm">
            <draw:image xlink:href="Pictures/100002010000007300000051214C6353AE7516D4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395cm" svg:x="64.992cm" svg:y="9.569cm">
            <draw:image xlink:href="Pictures/100002010000007300000051BF68C715BC54DC1B.png" xlink:type="simple" xlink:show="embed" xlink:actuate="onLoad" loext:mime-type="image/png">
              <text:p/>
            </draw:image>
          </draw:frame>
          <draw:frame draw:style-name="gr22" draw:text-style-name="P4" draw:layer="layout" svg:width="1.998cm" svg:height="1.388cm" svg:x="64.992cm" svg:y="11.303cm">
            <draw:image xlink:href="Pictures/10000201000000730000005183148F6977717D94.png" xlink:type="simple" xlink:show="embed" xlink:actuate="onLoad" loext:mime-type="image/png">
              <text:p/>
            </draw:image>
          </draw:frame>
          <draw:frame draw:style-name="gr22" draw:text-style-name="P4" draw:layer="layout" svg:width="1.998cm" svg:height="1.395cm" svg:x="64.992cm" svg:y="13.031cm">
            <draw:image xlink:href="Pictures/100002010000007300000051F0FA932ADA66DCD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4.765cm">
            <draw:image xlink:href="Pictures/10000201000000730000005120654A743D2A6A44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6.513cm">
            <draw:image xlink:href="Pictures/100002010000007300000051A980DDC0FA56036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8.26cm">
            <draw:image xlink:href="Pictures/10000201000000730000005169DEF9C37613ED2F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20.008cm">
            <draw:image xlink:href="Pictures/100002010000007300000051879437F333DD963F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21.759cm">
            <draw:image xlink:href="Pictures/10000201000000730000005158B63091862A1BC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2.6cm">
            <draw:image xlink:href="Pictures/1000020100000073000000514AE4232BF0462B13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4.342cm">
            <draw:image xlink:href="Pictures/1000020100000073000000514A13B2050B89A960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6.084cm">
            <draw:image xlink:href="Pictures/10000201000000730000005137AEF6AED4484B0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7.825cm">
            <draw:image xlink:href="Pictures/100002010000007300000051F4175145AB87EC2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9.567cm">
            <draw:image xlink:href="Pictures/100002010000007300000051D442AA28B5CE4E0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1.309cm">
            <draw:image xlink:href="Pictures/10000201000000730000005197C66A454B08853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3.051cm">
            <draw:image xlink:href="Pictures/100002010000007300000051250DF2DAD0F08AA3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4.793cm">
            <draw:image xlink:href="Pictures/10000201000000730000005169FA4DBC7DA0C07C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6.535cm">
            <draw:image xlink:href="Pictures/100002010000007300000051AF07309A4267FC11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8.276cm">
            <draw:image xlink:href="Pictures/10000201000000730000005106F1E5B38ABD035C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7cm" svg:x="64.992cm" svg:y="2.6cm">
            <draw:image xlink:href="Pictures/100002010000007300000051117641FBD6B19ED6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4.346cm">
            <draw:image xlink:href="Pictures/1000020100000073000000512FF54F79FA3129B2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6.094cm">
            <draw:image xlink:href="Pictures/10000201000000730000005160A54831336BCB56.png" xlink:type="simple" xlink:show="embed" xlink:actuate="onLoad" loext:mime-type="image/png">
              <text:p/>
            </draw:image>
          </draw:frame>
          <draw:frame draw:style-name="gr21" draw:text-style-name="P26" draw:layer="layout" svg:width="2.614cm" svg:height="0.954cm" svg:x="67.292cm" svg:y="2.826cm">
            <draw:text-box>
              <text:p text:style-name="P25"><text:span text:style-name="T13">Валуны</text:span></text:p>
            </draw:text-box>
          </draw:frame>
          <draw:frame draw:style-name="gr21" draw:text-style-name="P26" draw:layer="layout" svg:width="2.331cm" svg:height="0.954cm" svg:x="67.292cm" svg:y="4.568cm">
            <draw:text-box>
              <text:p text:style-name="P25"><text:span text:style-name="T13">Галька</text:span></text:p>
            </draw:text-box>
          </draw:frame>
          <draw:frame draw:style-name="gr21" draw:text-style-name="P26" draw:layer="layout" svg:width="2.407cm" svg:height="0.954cm" svg:x="67.292cm" svg:y="6.31cm">
            <draw:text-box>
              <text:p text:style-name="P25"><text:span text:style-name="T13">Гравий</text:span></text:p>
            </draw:text-box>
          </draw:frame>
          <draw:frame draw:style-name="gr21" draw:text-style-name="P26" draw:layer="layout" svg:width="2.314cm" svg:height="0.954cm" svg:x="67.292cm" svg:y="8.051cm">
            <draw:text-box>
              <text:p text:style-name="P25"><text:span text:style-name="T13">Глыбы</text:span></text:p>
            </draw:text-box>
          </draw:frame>
          <draw:frame draw:style-name="gr21" draw:text-style-name="P26" draw:layer="layout" svg:width="2.407cm" svg:height="0.954cm" svg:x="67.292cm" svg:y="11.535cm">
            <draw:text-box>
              <text:p text:style-name="P25"><text:span text:style-name="T13">Дресва</text:span></text:p>
            </draw:text-box>
          </draw:frame>
          <draw:frame draw:style-name="gr21" draw:text-style-name="P26" draw:layer="layout" svg:width="3.931cm" svg:height="1.657cm" svg:x="67.261cm" svg:y="12.9cm">
            <draw:text-box>
              <text:p text:style-name="P25"><text:span text:style-name="T13">Песок</text:span></text:p>
              <text:p text:style-name="P25"><text:span text:style-name="T13">гравелистый</text:span></text:p>
            </draw:text-box>
          </draw:frame>
          <draw:frame draw:style-name="gr21" draw:text-style-name="P26" draw:layer="layout" svg:width="2.166cm" svg:height="0.954cm" svg:x="67.292cm" svg:y="15.019cm">
            <draw:text-box>
              <text:p text:style-name="P25"><text:span text:style-name="T13">Песок</text:span></text:p>
            </draw:text-box>
          </draw:frame>
          <draw:frame draw:style-name="gr21" draw:text-style-name="P26" draw:layer="layout" svg:width="2.432cm" svg:height="0.954cm" svg:x="67.292cm" svg:y="16.761cm">
            <draw:text-box>
              <text:p text:style-name="P25"><text:span text:style-name="T13">Супесь</text:span></text:p>
            </draw:text-box>
          </draw:frame>
          <draw:frame draw:style-name="gr21" draw:text-style-name="P26" draw:layer="layout" svg:width="3.076cm" svg:height="0.954cm" svg:x="67.292cm" svg:y="18.502cm">
            <draw:text-box>
              <text:p text:style-name="P25"><text:span text:style-name="T13">Суглинок</text:span></text:p>
            </draw:text-box>
          </draw:frame>
          <draw:frame draw:style-name="gr21" draw:text-style-name="P26" draw:layer="layout" svg:width="2.098cm" svg:height="0.954cm" svg:x="67.292cm" svg:y="20.244cm">
            <draw:text-box>
              <text:p text:style-name="P25"><text:span text:style-name="T13">Глина</text:span></text:p>
            </draw:text-box>
          </draw:frame>
          <draw:frame draw:style-name="gr21" draw:text-style-name="P26" draw:layer="layout" svg:width="1.937cm" svg:height="0.954cm" svg:x="67.292cm" svg:y="21.986cm">
            <draw:text-box>
              <text:p text:style-name="P25"><text:span text:style-name="T13">Лёсс</text:span></text:p>
            </draw:text-box>
          </draw:frame>
          <draw:frame draw:style-name="gr21" draw:text-style-name="P28" draw:layer="layout" svg:width="3.114cm" svg:height="0.954cm" svg:x="75.792cm" svg:y="2.827cm">
            <draw:text-box>
              <text:p text:style-name="P27"><text:span text:style-name="T13">Песчаник</text:span></text:p>
            </draw:text-box>
          </draw:frame>
          <draw:frame draw:style-name="gr21" draw:text-style-name="P28" draw:layer="layout" svg:width="3.423cm" svg:height="0.954cm" svg:x="75.792cm" svg:y="4.567cm">
            <draw:text-box>
              <text:p text:style-name="P27"><text:span text:style-name="T13">Алевролит</text:span></text:p>
            </draw:text-box>
          </draw:frame>
          <draw:frame draw:style-name="gr21" draw:text-style-name="P28" draw:layer="layout" svg:width="3.131cm" svg:height="0.954cm" svg:x="75.792cm" svg:y="6.308cm">
            <draw:text-box>
              <text:p text:style-name="P27"><text:span text:style-name="T13">Аргиллит</text:span></text:p>
            </draw:text-box>
          </draw:frame>
          <draw:frame draw:style-name="gr21" draw:text-style-name="P28" draw:layer="layout" svg:width="3.304cm" svg:height="0.954cm" svg:x="75.792cm" svg:y="8.048cm">
            <draw:text-box>
              <text:p text:style-name="P27"><text:span text:style-name="T13">Известняк</text:span></text:p>
            </draw:text-box>
          </draw:frame>
          <draw:frame draw:style-name="gr21" draw:text-style-name="P28" draw:layer="layout" svg:width="2.386cm" svg:height="0.954cm" svg:x="75.792cm" svg:y="9.788cm">
            <draw:text-box>
              <text:p text:style-name="P27"><text:span text:style-name="T13">Гранит</text:span></text:p>
            </draw:text-box>
          </draw:frame>
          <draw:frame draw:style-name="gr21" draw:text-style-name="P28" draw:layer="layout" svg:width="2.526cm" svg:height="0.954cm" svg:x="75.792cm" svg:y="11.529cm">
            <draw:text-box>
              <text:p text:style-name="P27"><text:span text:style-name="T13">Диорит</text:span></text:p>
            </draw:text-box>
          </draw:frame>
          <draw:frame draw:style-name="gr21" draw:text-style-name="P28" draw:layer="layout" svg:width="5.696cm" svg:height="1.657cm" svg:x="75.796cm" svg:y="12.843cm">
            <draw:text-box>
              <text:p text:style-name="P27"><text:span text:style-name="T13">Почвенно-</text:span></text:p>
              <text:p text:style-name="P27"><text:span text:style-name="T13">растительный слой</text:span></text:p>
            </draw:text-box>
          </draw:frame>
          <draw:frame draw:style-name="gr21" draw:text-style-name="P28" draw:layer="layout" svg:width="1.937cm" svg:height="0.954cm" svg:x="75.792cm" svg:y="15.01cm">
            <draw:text-box>
              <text:p text:style-name="P27"><text:span text:style-name="T13">Торф</text:span></text:p>
            </draw:text-box>
          </draw:frame>
          <draw:frame draw:style-name="gr21" draw:text-style-name="P28" draw:layer="layout" svg:width="6.408cm" svg:height="1.657cm" svg:x="75.692cm" svg:y="16.4cm">
            <draw:text-box>
              <text:p text:style-name="P27"><text:span text:style-name="T13">Скальные и</text:span></text:p>
              <text:p text:style-name="P27"><text:span text:style-name="T13">полускальные грунты</text:span></text:p>
            </draw:text-box>
          </draw:frame>
          <draw:frame draw:style-name="gr21" draw:text-style-name="P28" draw:layer="layout" svg:width="4.955cm" svg:height="0.954cm" svg:x="75.792cm" svg:y="18.49cm">
            <draw:text-box>
              <text:p text:style-name="P27"><text:span text:style-name="T13">Насыпной грунт</text:span></text:p>
            </draw:text-box>
          </draw:frame>
          <draw:frame draw:style-name="gr21" draw:text-style-name="P28" draw:layer="layout" svg:width="4.968cm" svg:height="0.954cm" svg:x="75.792cm" svg:y="20.231cm">
            <draw:text-box>
              <text:p text:style-name="P27"><text:span text:style-name="T13">Трещиноватость</text:span></text:p>
            </draw:text-box>
          </draw:frame>
          <draw:frame draw:style-name="gr21" draw:text-style-name="P28" draw:layer="layout" svg:width="4.668cm" svg:height="0.954cm" svg:x="75.792cm" svg:y="21.971cm">
            <draw:text-box>
              <text:p text:style-name="P27"><text:span text:style-name="T13">Мерзлый грунт</text:span></text:p>
            </draw:text-box>
          </draw:frame>
          <draw:frame draw:style-name="gr22" draw:text-style-name="P4" draw:layer="layout" svg:width="2cm" svg:height="1.4cm" svg:x="73.292cm" svg:y="20cm">
            <draw:image xlink:href="Pictures/100002010000007300000051D77EEFCE79C657AB.png" xlink:type="simple" xlink:show="embed" xlink:actuate="onLoad" loext:mime-type="image/png">
              <text:p/>
            </draw:image>
          </draw:frame>
        </draw:g>
      </draw:page>
      <draw:page draw:name="page2" draw:style-name="dp1" draw:master-page-name="Обычный">
        <draw:rect draw:style-name="gr1" draw:text-style-name="P1" draw:layer="layout" svg:width="81.5cm" svg:height="28.7cm" svg:x="2cm" svg:y="0.5cm">
          <text:p/>
        </draw:rect>
        <draw:g>
          <draw:path draw:style-name="gr2" draw:text-style-name="P2" draw:layer="layout" svg:width="1.199cm" svg:height="8.499cm" svg:x="0.8cm" svg:y="20.7cm" svg:viewBox="0 0 1200 8500" svg:d="M0 8500v-8500h1200v8500zM500 0v8500zM0 2500h1200zM0 6000h1200z">
            <text:p/>
          </draw:path>
          <draw:frame draw:style-name="gr3" draw:text-style-name="P3" draw:layer="layout" svg:width="2.4cm" svg:height="0.911cm" draw:transform="rotate (1.5707963267949) translate (0.7cm 29cm)">
            <draw:text-box>
              <text:p><text:span text:style-name="T1">Инв. № подл.</text:span></text:p>
            </draw:text-box>
          </draw:frame>
          <draw:frame draw:style-name="gr3" draw:text-style-name="P5" draw:layer="layout" svg:width="2.6cm" svg:height="0.911cm" draw:transform="rotate (1.5707963267949) translate (0.689cm 26.166cm)">
            <draw:text-box>
              <text:p text:style-name="P4"><text:span text:style-name="T1">Подпись и дата</text:span></text:p>
            </draw:text-box>
          </draw:frame>
          <draw:frame draw:style-name="gr3" draw:text-style-name="P5" draw:layer="layout" svg:width="2.278cm" svg:height="0.911cm" draw:transform="rotate (1.5707963267949) translate (0.689cm 22.978cm)">
            <draw:text-box>
              <text:p text:style-name="P4"><text:span text:style-name="T1">Взам. инв. №</text:span></text:p>
            </draw:text-box>
          </draw:frame>
        </draw:g>
        <draw:frame draw:style-name="gr7" draw:text-style-name="P7" draw:layer="Изм0" svg:width="4.35cm" svg:height="0.581cm" draw:transform="rotate (-0.000174532925199667) translate (79.141cm 29.072cm)">
          <draw:text-box>
            <text:p text:style-name="P6"><text:span text:style-name="T2">Формат </text:span><text:span text:style-name="T3">A4</text:span><text:span text:style-name="T2"> </text:span><text:span text:style-name="T4">× 4</text:span></text:p>
          </draw:text-box>
        </draw:frame>
        <draw:path draw:style-name="gr2" draw:text-style-name="P2" draw:layer="layout" svg:width="18.499cm" svg:height="1.499cm" svg:x="65cm" svg:y="27.7cm" svg:viewBox="0 0 18500 1500" svg:d="M0 1500v-1500h18500v1500zM0 500h6500zM0 1000h6500zM6500 0v1500zM5500 0v1500zM4000 0v1500zM3000 0v1500zM2000 0v1500zM1000 0v1500zM17500 0v1500zM17500 700h1000z">
          <text:p/>
        </draw:path>
        <draw:frame draw:style-name="gr23" draw:text-style-name="P29" draw:layer="layout" svg:width="4.835cm" svg:height="0.882cm" svg:x="75.181cm" svg:y="28.107cm">
          <draw:text-box>
            <text:p text:style-name="P21"><text:span text:style-name="T14">Шифр</text:span></text:p>
          </draw:text-box>
        </draw:frame>
        <draw:frame draw:style-name="gr24" draw:text-style-name="P30" draw:layer="layout" svg:width="0.524cm" svg:height="0.64cm" svg:x="82.676cm" svg:y="28.46cm">
          <draw:text-box>
            <text:p text:style-name="P4"><text:span text:style-name="T15">2</text:span></text:p>
          </draw:text-box>
        </draw:frame>
        <draw:frame draw:style-name="gr10" draw:text-style-name="P3" draw:layer="layout" svg:width="1.5cm" svg:height="0.611cm" svg:x="64.9cm" svg:y="28.6cm">
          <draw:text-box>
            <text:p><text:span text:style-name="T1">Изм.</text:span></text:p>
          </draw:text-box>
        </draw:frame>
        <draw:frame draw:style-name="gr25" draw:text-style-name="P3" draw:layer="layout" svg:width="1.524cm" svg:height="0.589cm" svg:x="65.776cm" svg:y="28.611cm">
          <draw:text-box>
            <text:p><text:span text:style-name="T1">Кол. уч</text:span></text:p>
          </draw:text-box>
        </draw:frame>
        <draw:frame draw:style-name="gr10" draw:text-style-name="P3" draw:layer="layout" svg:width="1.4cm" svg:height="0.611cm" svg:x="66.9cm" svg:y="28.6cm">
          <draw:text-box>
            <text:p><text:span text:style-name="T1">Лист</text:span></text:p>
          </draw:text-box>
        </draw:frame>
        <draw:frame draw:style-name="gr10" draw:text-style-name="P3" draw:layer="layout" svg:width="1.524cm" svg:height="0.611cm" svg:x="67.815cm" svg:y="28.6cm">
          <draw:text-box>
            <text:p><text:span text:style-name="T1">№ </text:span><text:span text:style-name="T1">док.</text:span></text:p>
          </draw:text-box>
        </draw:frame>
        <draw:frame draw:style-name="gr26" draw:text-style-name="P3" draw:layer="layout" svg:width="1.224cm" svg:height="0.564cm" svg:x="69.1cm" svg:y="28.611cm">
          <draw:text-box>
            <text:p><text:span text:style-name="T1">Подп</text:span></text:p>
          </draw:text-box>
        </draw:frame>
        <draw:frame draw:style-name="gr26" draw:text-style-name="P3" draw:layer="layout" svg:width="1.224cm" svg:height="0.564cm" svg:x="70.476cm" svg:y="28.6cm">
          <draw:text-box>
            <text:p><text:span text:style-name="T1">Дата</text:span></text:p>
          </draw:text-box>
        </draw:frame>
        <draw:frame draw:style-name="gr27" draw:text-style-name="P3" draw:layer="layout" svg:width="1.424cm" svg:height="0.582cm" svg:x="82.4cm" svg:y="27.811cm">
          <draw:text-box>
            <text:p><text:span text:style-name="T1">Лист</text:span></text:p>
          </draw:text-box>
        </draw:frame>
        <draw:g>
          <draw:frame draw:style-name="gr20" draw:text-style-name="P24" draw:layer="layout" svg:width="8.499cm" svg:height="1.11cm" svg:x="65.004cm" svg:y="1.001cm">
            <draw:text-box>
              <text:p text:style-name="P23"><text:span text:style-name="T12">Условные обозначения</text:span></text:p>
            </draw:text-box>
          </draw:frame>
          <draw:frame draw:style-name="gr21" draw:text-style-name="P26" draw:layer="layout" svg:width="2.648cm" svg:height="0.954cm" svg:x="67.292cm" svg:y="9.794cm">
            <draw:text-box>
              <text:p text:style-name="P25"><text:span text:style-name="T13">Щебень</text:span></text:p>
            </draw:text-box>
          </draw:frame>
          <draw:frame draw:style-name="gr22" draw:text-style-name="P4" draw:layer="layout" svg:width="2cm" svg:height="1.378cm" svg:x="73.292cm" svg:y="21.76cm">
            <draw:image xlink:href="Pictures/1000020100000073000000510CE1F830597C3650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388cm" svg:x="64.992cm" svg:y="7.842cm">
            <draw:image xlink:href="Pictures/100002010000007300000051214C6353AE7516D4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395cm" svg:x="64.992cm" svg:y="9.57cm">
            <draw:image xlink:href="Pictures/100002010000007300000051BF68C715BC54DC1B.png" xlink:type="simple" xlink:show="embed" xlink:actuate="onLoad" loext:mime-type="image/png">
              <text:p/>
            </draw:image>
          </draw:frame>
          <draw:frame draw:style-name="gr22" draw:text-style-name="P4" draw:layer="layout" svg:width="1.998cm" svg:height="1.388cm" svg:x="64.992cm" svg:y="11.304cm">
            <draw:image xlink:href="Pictures/10000201000000730000005183148F6977717D94.png" xlink:type="simple" xlink:show="embed" xlink:actuate="onLoad" loext:mime-type="image/png">
              <text:p/>
            </draw:image>
          </draw:frame>
          <draw:frame draw:style-name="gr22" draw:text-style-name="P4" draw:layer="layout" svg:width="1.998cm" svg:height="1.395cm" svg:x="64.992cm" svg:y="13.032cm">
            <draw:image xlink:href="Pictures/100002010000007300000051F0FA932ADA66DCD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4.766cm">
            <draw:image xlink:href="Pictures/10000201000000730000005120654A743D2A6A44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6.514cm">
            <draw:image xlink:href="Pictures/100002010000007300000051A980DDC0FA56036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18.261cm">
            <draw:image xlink:href="Pictures/10000201000000730000005169DEF9C37613ED2F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20.009cm">
            <draw:image xlink:href="Pictures/100002010000007300000051879437F333DD963F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21.76cm">
            <draw:image xlink:href="Pictures/10000201000000730000005158B63091862A1BC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2.601cm">
            <draw:image xlink:href="Pictures/1000020100000073000000514AE4232BF0462B13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4.343cm">
            <draw:image xlink:href="Pictures/1000020100000073000000514A13B2050B89A960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6.085cm">
            <draw:image xlink:href="Pictures/10000201000000730000005137AEF6AED4484B0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7.826cm">
            <draw:image xlink:href="Pictures/100002010000007300000051F4175145AB87EC2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9.568cm">
            <draw:image xlink:href="Pictures/100002010000007300000051D442AA28B5CE4E05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1.31cm">
            <draw:image xlink:href="Pictures/10000201000000730000005197C66A454B08853E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3.052cm">
            <draw:image xlink:href="Pictures/100002010000007300000051250DF2DAD0F08AA3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4.794cm">
            <draw:image xlink:href="Pictures/10000201000000730000005169FA4DBC7DA0C07C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6.536cm">
            <draw:image xlink:href="Pictures/100002010000007300000051AF07309A4267FC11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73.292cm" svg:y="18.277cm">
            <draw:image xlink:href="Pictures/10000201000000730000005106F1E5B38ABD035C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7cm" svg:x="64.992cm" svg:y="2.601cm">
            <draw:image xlink:href="Pictures/100002010000007300000051117641FBD6B19ED6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4.347cm">
            <draw:image xlink:href="Pictures/1000020100000073000000512FF54F79FA3129B2.png" xlink:type="simple" xlink:show="embed" xlink:actuate="onLoad" loext:mime-type="image/png">
              <text:p/>
            </draw:image>
          </draw:frame>
          <draw:frame draw:style-name="gr22" draw:text-style-name="P4" draw:layer="layout" svg:width="2cm" svg:height="1.408cm" svg:x="64.992cm" svg:y="6.095cm">
            <draw:image xlink:href="Pictures/10000201000000730000005160A54831336BCB56.png" xlink:type="simple" xlink:show="embed" xlink:actuate="onLoad" loext:mime-type="image/png">
              <text:p/>
            </draw:image>
          </draw:frame>
          <draw:frame draw:style-name="gr21" draw:text-style-name="P26" draw:layer="layout" svg:width="2.614cm" svg:height="0.954cm" svg:x="67.292cm" svg:y="2.827cm">
            <draw:text-box>
              <text:p text:style-name="P25"><text:span text:style-name="T13">Валуны</text:span></text:p>
            </draw:text-box>
          </draw:frame>
          <draw:frame draw:style-name="gr21" draw:text-style-name="P26" draw:layer="layout" svg:width="2.331cm" svg:height="0.954cm" svg:x="67.292cm" svg:y="4.569cm">
            <draw:text-box>
              <text:p text:style-name="P25"><text:span text:style-name="T13">Галька</text:span></text:p>
            </draw:text-box>
          </draw:frame>
          <draw:frame draw:style-name="gr21" draw:text-style-name="P26" draw:layer="layout" svg:width="2.407cm" svg:height="0.954cm" svg:x="67.292cm" svg:y="6.311cm">
            <draw:text-box>
              <text:p text:style-name="P25"><text:span text:style-name="T13">Гравий</text:span></text:p>
            </draw:text-box>
          </draw:frame>
          <draw:frame draw:style-name="gr21" draw:text-style-name="P26" draw:layer="layout" svg:width="2.314cm" svg:height="0.954cm" svg:x="67.292cm" svg:y="8.052cm">
            <draw:text-box>
              <text:p text:style-name="P25"><text:span text:style-name="T13">Глыбы</text:span></text:p>
            </draw:text-box>
          </draw:frame>
          <draw:frame draw:style-name="gr21" draw:text-style-name="P26" draw:layer="layout" svg:width="2.407cm" svg:height="0.954cm" svg:x="67.292cm" svg:y="11.536cm">
            <draw:text-box>
              <text:p text:style-name="P25"><text:span text:style-name="T13">Дресва</text:span></text:p>
            </draw:text-box>
          </draw:frame>
          <draw:frame draw:style-name="gr21" draw:text-style-name="P26" draw:layer="layout" svg:width="3.931cm" svg:height="1.657cm" svg:x="67.261cm" svg:y="12.901cm">
            <draw:text-box>
              <text:p text:style-name="P25"><text:span text:style-name="T13">Песок</text:span></text:p>
              <text:p text:style-name="P25"><text:span text:style-name="T13">гравелистый</text:span></text:p>
            </draw:text-box>
          </draw:frame>
          <draw:frame draw:style-name="gr21" draw:text-style-name="P26" draw:layer="layout" svg:width="2.166cm" svg:height="0.954cm" svg:x="67.292cm" svg:y="15.02cm">
            <draw:text-box>
              <text:p text:style-name="P25"><text:span text:style-name="T13">Песок</text:span></text:p>
            </draw:text-box>
          </draw:frame>
          <draw:frame draw:style-name="gr21" draw:text-style-name="P26" draw:layer="layout" svg:width="2.432cm" svg:height="0.954cm" svg:x="67.292cm" svg:y="16.762cm">
            <draw:text-box>
              <text:p text:style-name="P25"><text:span text:style-name="T13">Супесь</text:span></text:p>
            </draw:text-box>
          </draw:frame>
          <draw:frame draw:style-name="gr21" draw:text-style-name="P26" draw:layer="layout" svg:width="3.076cm" svg:height="0.954cm" svg:x="67.292cm" svg:y="18.503cm">
            <draw:text-box>
              <text:p text:style-name="P25"><text:span text:style-name="T13">Суглинок</text:span></text:p>
            </draw:text-box>
          </draw:frame>
          <draw:frame draw:style-name="gr21" draw:text-style-name="P26" draw:layer="layout" svg:width="2.098cm" svg:height="0.954cm" svg:x="67.292cm" svg:y="20.245cm">
            <draw:text-box>
              <text:p text:style-name="P25"><text:span text:style-name="T13">Глина</text:span></text:p>
            </draw:text-box>
          </draw:frame>
          <draw:frame draw:style-name="gr21" draw:text-style-name="P26" draw:layer="layout" svg:width="1.937cm" svg:height="0.954cm" svg:x="67.292cm" svg:y="21.987cm">
            <draw:text-box>
              <text:p text:style-name="P25"><text:span text:style-name="T13">Лёсс</text:span></text:p>
            </draw:text-box>
          </draw:frame>
          <draw:frame draw:style-name="gr21" draw:text-style-name="P28" draw:layer="layout" svg:width="3.114cm" svg:height="0.954cm" svg:x="75.792cm" svg:y="2.828cm">
            <draw:text-box>
              <text:p text:style-name="P27"><text:span text:style-name="T13">Песчаник</text:span></text:p>
            </draw:text-box>
          </draw:frame>
          <draw:frame draw:style-name="gr21" draw:text-style-name="P28" draw:layer="layout" svg:width="3.423cm" svg:height="0.954cm" svg:x="75.792cm" svg:y="4.568cm">
            <draw:text-box>
              <text:p text:style-name="P27"><text:span text:style-name="T13">Алевролит</text:span></text:p>
            </draw:text-box>
          </draw:frame>
          <draw:frame draw:style-name="gr21" draw:text-style-name="P28" draw:layer="layout" svg:width="3.131cm" svg:height="0.954cm" svg:x="75.792cm" svg:y="6.309cm">
            <draw:text-box>
              <text:p text:style-name="P27"><text:span text:style-name="T13">Аргиллит</text:span></text:p>
            </draw:text-box>
          </draw:frame>
          <draw:frame draw:style-name="gr21" draw:text-style-name="P28" draw:layer="layout" svg:width="3.304cm" svg:height="0.954cm" svg:x="75.792cm" svg:y="8.049cm">
            <draw:text-box>
              <text:p text:style-name="P27"><text:span text:style-name="T13">Известняк</text:span></text:p>
            </draw:text-box>
          </draw:frame>
          <draw:frame draw:style-name="gr21" draw:text-style-name="P28" draw:layer="layout" svg:width="2.386cm" svg:height="0.954cm" svg:x="75.792cm" svg:y="9.789cm">
            <draw:text-box>
              <text:p text:style-name="P27"><text:span text:style-name="T13">Гранит</text:span></text:p>
            </draw:text-box>
          </draw:frame>
          <draw:frame draw:style-name="gr21" draw:text-style-name="P28" draw:layer="layout" svg:width="2.526cm" svg:height="0.954cm" svg:x="75.792cm" svg:y="11.53cm">
            <draw:text-box>
              <text:p text:style-name="P27"><text:span text:style-name="T13">Диорит</text:span></text:p>
            </draw:text-box>
          </draw:frame>
          <draw:frame draw:style-name="gr21" draw:text-style-name="P28" draw:layer="layout" svg:width="5.696cm" svg:height="1.657cm" svg:x="75.796cm" svg:y="12.844cm">
            <draw:text-box>
              <text:p text:style-name="P27"><text:span text:style-name="T13">Почвенно-</text:span></text:p>
              <text:p text:style-name="P27"><text:span text:style-name="T13">растительный слой</text:span></text:p>
            </draw:text-box>
          </draw:frame>
          <draw:frame draw:style-name="gr21" draw:text-style-name="P28" draw:layer="layout" svg:width="1.937cm" svg:height="0.954cm" svg:x="75.792cm" svg:y="15.011cm">
            <draw:text-box>
              <text:p text:style-name="P27"><text:span text:style-name="T13">Торф</text:span></text:p>
            </draw:text-box>
          </draw:frame>
          <draw:frame draw:style-name="gr21" draw:text-style-name="P28" draw:layer="layout" svg:width="6.408cm" svg:height="1.657cm" svg:x="75.692cm" svg:y="16.401cm">
            <draw:text-box>
              <text:p text:style-name="P27"><text:span text:style-name="T13">Скальные и</text:span></text:p>
              <text:p text:style-name="P27"><text:span text:style-name="T13">полускальные грунты</text:span></text:p>
            </draw:text-box>
          </draw:frame>
          <draw:frame draw:style-name="gr21" draw:text-style-name="P28" draw:layer="layout" svg:width="4.955cm" svg:height="0.954cm" svg:x="75.792cm" svg:y="18.491cm">
            <draw:text-box>
              <text:p text:style-name="P27"><text:span text:style-name="T13">Насыпной грунт</text:span></text:p>
            </draw:text-box>
          </draw:frame>
          <draw:frame draw:style-name="gr21" draw:text-style-name="P28" draw:layer="layout" svg:width="4.968cm" svg:height="0.954cm" svg:x="75.792cm" svg:y="20.232cm">
            <draw:text-box>
              <text:p text:style-name="P27"><text:span text:style-name="T13">Трещиноватость</text:span></text:p>
            </draw:text-box>
          </draw:frame>
          <draw:frame draw:style-name="gr21" draw:text-style-name="P28" draw:layer="layout" svg:width="4.668cm" svg:height="0.954cm" svg:x="75.792cm" svg:y="21.972cm">
            <draw:text-box>
              <text:p text:style-name="P27"><text:span text:style-name="T13">Мерзлый грунт</text:span></text:p>
            </draw:text-box>
          </draw:frame>
          <draw:frame draw:style-name="gr22" draw:text-style-name="P4" draw:layer="layout" svg:width="2cm" svg:height="1.4cm" svg:x="73.292cm" svg:y="20.001cm">
            <draw:image xlink:href="Pictures/100002010000007300000051D77EEFCE79C657AB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Play2" svg:font-family="Play"/>
    <style:font-face style:name="Play1" svg:font-family="Play" style:font-adornments="Regular"/>
    <style:font-face style:name="TimesNewRomanPSMT1" svg:font-family="TimesNewRomanPSMT" style:font-family-generic="roman"/>
    <style:font-face style:name="Mangal2" svg:font-family="Mangal" style:font-pitch="variable"/>
    <style:font-face style:name="Microsoft YaHei2" svg:font-family="'Microsoft YaHei'" style:font-pitch="variable"/>
    <style:font-face style:name="Play" svg:font-family="Pl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84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Изм0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1-09T10:48:17.76</meta:creation-date>
    <dc:date>2021-08-16T18:15:43.294000000</dc:date>
    <meta:editing-duration>PT22H15M55S</meta:editing-duration>
    <meta:editing-cycles>177</meta:editing-cycles>
    <meta:generator>LibreOffice/6.4.2.2$Windows_X86_64 LibreOffice_project/4e471d8c02c9c90f512f7f9ead8875b57fcb1ec3</meta:generator>
    <meta:print-date>2020-02-13T13:45:35.62</meta:print-date>
    <meta:document-statistic meta:object-count="178"/>
  </office:meta>
</office:document-meta>
</file>